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6pt" fo:font-weight="bold" officeooo:rsid="004a12ba" officeooo:paragraph-rsid="004a12b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2pt" fo:font-weight="normal" officeooo:rsid="00468643" officeooo:paragraph-rsid="00443ad3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fo:font-weight="normal" officeooo:rsid="004ac6b6" officeooo:paragraph-rsid="004ac6b6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normal" officeooo:rsid="004e0393" officeooo:paragraph-rsid="004e0393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4fa600" officeooo:paragraph-rsid="004fa600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4ff74b" officeooo:paragraph-rsid="004ff74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font-weight="normal" officeooo:rsid="0052f63f" officeooo:paragraph-rsid="0052f63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font-weight="bold" officeooo:rsid="004c4305" officeooo:paragraph-rsid="004c4305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ans" fo:font-size="12pt" fo:font-weight="bold" officeooo:rsid="004ff74b" officeooo:paragraph-rsid="004ff74b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style:font-name="Liberation Sans" fo:font-size="12pt" fo:font-weight="normal" officeooo:rsid="004ff74b" officeooo:paragraph-rsid="004ff74b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Liberation Sans" fo:font-size="12pt" fo:font-weight="normal" officeooo:rsid="004ff74b" officeooo:paragraph-rsid="004ff74b" style:font-size-asian="12pt" style:font-weight-asian="normal" style:font-size-complex="12pt" style:font-weight-complex="normal"/>
    </style:style>
    <style:style style:name="T1" style:family="text">
      <style:text-properties officeooo:rsid="0053e3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unicatie</text:p>
      <text:p text:style-name="P2"/>
      <text:p text:style-name="P8">Messages</text:p>
      <text:p text:style-name="P4">Function call</text:p>
      <text:p text:style-name="P4">Interrupt </text:p>
      <text:p text:style-name="P3">RPC is een Remote Procedure Call, een REST interface, ROS service en zuk soort dingen.</text:p>
      <text:p text:style-name="P5">Serial communication message</text:p>
      <text:p text:style-name="P5">XML bericht over SOAP interface</text:p>
      <text:p text:style-name="P5">Mail </text:p>
      <text:p text:style-name="P5">nog velen anderen.</text:p>
      <text:p text:style-name="P5"/>
      <text:p text:style-name="P9">Message</text:p>
      <text:p text:style-name="P6">Wat leggen we vast?</text:p>
      <text:p text:style-name="P6"/>
      <text:p text:style-name="P6"/>
      <text:p text:style-name="P6">Vroeg:</text:p>
      <text:list text:style-name="L1">
        <text:list-item>
          <text:p text:style-name="P10">Kern van bericht</text:p>
        </text:list-item>
      </text:list>
      <text:p text:style-name="P6"/>
      <text:p text:style-name="P6">Later:</text:p>
      <text:list text:style-name="L2">
        <text:list-item>
          <text:p text:style-name="P11">Type poort/ interface</text:p>
        </text:list-item>
        <text:list-item>
          <text:p text:style-name="P11">Detailbeschrijving (bijvoorbeeld protocol)</text:p>
        </text:list-item>
        <text:list-item>
          <text:p text:style-name="P11">Timing en synchronisatie informatie</text:p>
        </text:list-item>
      </text:list>
      <text:p text:style-name="P2"/>
      <text:p text:style-name="P2"/>
      <text:p text:style-name="P7">Behavioral statemachine is vaa<text:span text:style-name="T1">k</text:span> white box, protocol statemachine is vaak black box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3:00:54.201533945</meta:creation-date>
    <meta:generator>LibreOffice/24.2.5.2$Linux_X86_64 LibreOffice_project/420$Build-2</meta:generator>
    <dc:date>2024-10-02T09:22:18.429970858</dc:date>
    <meta:editing-duration>P1DT22H44M27S</meta:editing-duration>
    <meta:editing-cycles>55</meta:editing-cycles>
    <meta:document-statistic meta:table-count="0" meta:image-count="0" meta:object-count="0" meta:page-count="1" meta:paragraph-count="18" meta:word-count="68" meta:character-count="450" meta:non-whitespace-character-count="402"/>
  </office:meta>
</office:document-meta>
</file>